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fo:language="da" fo:country="DK"/>
    </style:style>
    <style:style style:name="P2" style:family="paragraph" style:parent-style-name="Standard">
      <style:paragraph-properties fo:line-height="115%"/>
      <style:text-properties fo:color="#ff0000" fo:language="da" fo:country="DK"/>
    </style:style>
    <style:style style:name="P3" style:family="paragraph" style:parent-style-name="Normal">
      <style:paragraph-properties fo:line-height="115%"/>
      <style:text-properties fo:language="da" fo:country="DK"/>
    </style:style>
    <style:style style:name="P4" style:family="paragraph" style:parent-style-name="Normal">
      <style:paragraph-properties fo:line-height="115%"/>
    </style:style>
    <style:style style:name="P5" style:family="paragraph" style:parent-style-name="Listeafsnit">
      <style:paragraph-properties fo:margin-top="0cm" fo:margin-bottom="0cm" fo:line-height="115%"/>
      <style:text-properties fo:language="da" fo:country="DK"/>
    </style:style>
    <style:style style:name="P6"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fo:font-weight="bold" style:font-weight-asian="bold"/>
    </style:style>
    <style:style style:name="P7" style:family="paragraph" style:parent-style-name="Listeafsnit">
      <style:paragraph-properties fo:margin-left="0cm" fo:margin-right="0cm" fo:margin-top="0cm" fo:margin-bottom="0cm" fo:line-height="115%" fo:text-indent="0cm" style:auto-text-indent="false">
        <style:tab-stops/>
      </style:paragraph-properties>
      <style:text-properties fo:language="da" fo:country="DK"/>
    </style:style>
    <style:style style:name="P8" style:family="paragraph" style:parent-style-name="Listeafsnit">
      <style:paragraph-properties fo:margin-left="0cm" fo:margin-right="0cm" fo:margin-top="0cm" fo:margin-bottom="0cm" fo:line-height="115%" fo:text-indent="0cm" style:auto-text-indent="false">
        <style:tab-stops/>
      </style:paragraph-properties>
    </style:style>
    <style:style style:name="P9" style:family="paragraph" style:parent-style-name="Listeafsnit" style:list-style-name="L3">
      <style:paragraph-properties fo:line-height="115%"/>
      <style:text-properties fo:language="da" fo:country="DK"/>
    </style:style>
    <style:style style:name="P10" style:family="paragraph" style:parent-style-name="Listeafsnit" style:list-style-name="L2">
      <style:paragraph-properties fo:margin-top="0cm" fo:margin-bottom="0cm" fo:line-height="115%"/>
      <style:text-properties fo:language="da" fo:country="DK"/>
    </style:style>
    <style:style style:name="P11" style:family="paragraph" style:parent-style-name="Listeafsnit" style:list-style-name="L2">
      <style:paragraph-properties fo:margin-left="0cm" fo:margin-right="0cm" fo:margin-top="0cm" fo:margin-bottom="0cm" fo:line-height="115%" fo:text-indent="0cm" style:auto-text-indent="false"/>
      <style:text-properties fo:language="da" fo:country="DK"/>
    </style:style>
    <style:style style:name="P12" style:family="paragraph" style:parent-style-name="Standard" style:master-page-name="MP0">
      <style:paragraph-properties style:page-number="auto" fo:break-before="page"/>
      <style:text-properties fo:font-weight="bold" style:font-weight-asian="bold" style:font-weight-complex="bold"/>
    </style:style>
    <style:style style:name="P13" style:family="paragraph" style:parent-style-name="Standard" style:list-style-name="L1">
      <style:paragraph-properties fo:line-height="115%"/>
    </style:style>
    <style:style style:name="P14" style:family="paragraph" style:parent-style-name="Standard" style:list-style-name="L1">
      <style:paragraph-properties fo:line-height="115%"/>
      <style:text-properties fo:language="da" fo:country="DK"/>
    </style:style>
    <style:style style:name="P15" style:family="paragraph" style:parent-style-name="Standard" style:list-style-name="L1">
      <style:paragraph-properties fo:line-height="115%"/>
      <style:text-properties fo:color="#ff0000" fo:language="da" fo:country="DK"/>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da" fo:country="DK"/>
    </style:style>
    <style:style style:name="T2" style:family="text">
      <style:text-properties fo:language="da" fo:country="DK" fo:font-weight="bold" style:font-weight-asian="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da" fo:country="DK"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irksomhedsanalyse</text:p>
      <text:p text:style-name="Standard"/>
      <text:p text:style-name="Standard">Skal indeholde følgende:</text:p>
      <text:list xml:id="list1679098790438173162" text:style-name="L1">
        <text:list-item>
          <text:p text:style-name="P13">Organisatorisk beskrivelse</text:p>
        </text:list-item>
      </text:list>
      <text:p text:style-name="P1"/>
      <text:list xml:id="list33407237" text:continue-numbering="true" text:style-name="L1">
        <text:list-item>
          <text:list>
            <text:list-item>
              <text:list>
                <text:list-item>
                  <text:p text:style-name="P14">Overveje hvor meget decentralisering af beslutningsrettigheder systemet kan medføre – kan dommere nu være behjælpelige med eksempelvis at flytte kampe og håndtere klager over rødt kort, eller skal ting som disse stadig ske hos turneringsledelsen?</text:p>
                </text:list-item>
              </text:list>
            </text:list-item>
          </text:list>
        </text:list-item>
      </text:list>
      <text:p text:style-name="P1"/>
      <text:list xml:id="list33398619" text:continue-numbering="true" text:style-name="L1">
        <text:list-item>
          <text:list>
            <text:list-item>
              <text:list>
                <text:list-item>
                  <text:p text:style-name="P13">Vurdere de organisatoriske fordele og ulemper ved det digitale system</text:p>
                </text:list-item>
              </text:list>
            </text:list-item>
          </text:list>
        </text:list-item>
      </text:list>
      <text:p text:style-name="P1"/>
      <text:list xml:id="list33416246" text:continue-numbering="true" text:style-name="L1">
        <text:list-item>
          <text:list>
            <text:list-item>
              <text:list>
                <text:list-item>
                  <text:p text:style-name="P15">Analysere personlighedstræk for systemkøber og/eller systembruger (See, Hear, Say &amp; Do, Think &amp; Feel, Pain, Gain)</text:p>
                </text:list-item>
              </text:list>
            </text:list-item>
          </text:list>
        </text:list-item>
      </text:list>
      <text:p text:style-name="P2"/>
      <text:list xml:id="list33416707" text:continue-numbering="true" text:style-name="L1">
        <text:list-item>
          <text:list>
            <text:list-item>
              <text:list>
                <text:list-item>
                  <text:p text:style-name="P15">Udfordre den efterspurgte it-løsning og forretningsmodel – hvad hvis forretningsmodellen blev grebet anderledes an? (Kan vi gøre det på en anderledes måde end nuværende – argumenter)</text:p>
                </text:list-item>
              </text:list>
            </text:list-item>
          </text:list>
        </text:list-item>
      </text:list>
      <text:p text:style-name="P3"/>
      <text:p text:style-name="P5"/>
      <text:p text:style-name="P6">Organisatorisk beskrivelse</text:p>
      <text:p text:style-name="P7"/>
      <text:p text:style-name="P7">Sjællands Boldspil-Union (SBU) er opbygget af fodboldklubber på Sjælland og udgår derved en fælles union for fodbold på Sjælland. Unionen er organisatorisk underlagt Dansk Boldspil-Union (DBU) og derfor også Danmarks Idrætsforbund (DIF). Den er drevet af frivillige. Unionen har eksisteret i over 100 år. Kun i de seneste 15 år er ligatabeller blevet udgivet elektronisk, før det, blev ligatabellerne ført ved pen og papir.</text:p>
      <text:p text:style-name="P7"/>
      <text:p text:style-name="P7"/>
      <text:p text:style-name="P8"><text:span text:style-name="Standardskrifttype_20_i_20_afsnit"><text:span text:style-name="T2">Fordele ved digitalt system</text:span></text:span></text:p>
      <text:list xml:id="list1957839469761364541" text:style-name="L2">
        <text:list-item>
          <text:p text:style-name="P10"><text:span text:style-name="T3">Tidsbesparende</text:span>: I vores problemstilling har vi fået oplyst at unionen er 100 år gammel, og kun at de seneste 15 år har unionen benyttet sig af at udgive ligatallene elektronisk. Derudfra kan vi konkludere at de resterende 85 år, har unionen benyttet sig af pen og papir. Så vores tidsbesparing kan opnåes ved at der bliver fremstillet et program hvori man både kan uploade og finde data om den valgte klub, spiller, dommer og kamp osv. samt finde en oversigt over de nævne dataer. </text:p>
          <text:p text:style-name="P10"/>
        </text:list-item>
        <text:list-item>
          <text:p text:style-name="P10"><office:annotation office:name="__Annotation__84_1237515166"><dc:creator>Stine Knarkegaard Andersen</dc:creator><dc:date>2014-11-11T13:18:17.56</dc:date><text:p text:style-name="P16"><text:span text:style-name="T4">Henvis til Usecase (oversigt)</text:span></text:p></office:annotation><text:span text:style-name="T3">Overblik</text:span>:<office:annotation-end office:name="__Annotation__84_1237515166"/> Ved at vi får et program implementeret til unionen kan vi skabe et bedre og nemmere overblik ved at give muligheden for at se en oversigt over diverse kampe, spillere og kampe osv. </text:p>
          <text:p text:style-name="P10"/>
        </text:list-item>
        <text:list-item>
          <text:p text:style-name="P10"><text:span text:style-name="T3">Adgang til informationerne</text:span>: I programmet til unionen vil der være mulighed for at finde informationer om kampe, spillere, klubber, trænere samt dommere</text:p>
          <text:p text:style-name="P11"/>
        </text:list-item>
        <text:list-item>
          <text:p text:style-name="P10"><text:span text:style-name="T3">Informationer går ikke så tit tabt</text:span>:</text:p>
        </text:list-item>
        <text:list-item>
          <text:p text:style-name="P10"><text:span text:style-name="T3">Sparer lagerplads</text:span>:</text:p>
        </text:list-item>
      </text:list>
      <text:p text:style-name="P3"/>
      <text:p text:style-name="P3"><text:soft-page-break/></text:p>
      <text:p text:style-name="P4"><text:span text:style-name="Standardskrifttype_20_i_20_afsnit"><text:span text:style-name="T2">Ulemper ved digita</text:span></text:span><text:span text:style-name="Standardskrifttype_20_i_20_afsnit"><text:span text:style-name="T2">lt system</text:span></text:span></text:p>
      <text:list xml:id="list4275566635664199682" text:style-name="L3">
        <text:list-item>
          <text:p text:style-name="P9">Yderligere elektronisk udstyr skal anskaffes fx en server</text:p>
        </text:list-item>
        <text:list-item>
          <text:p text:style-name="P9">Systemet skal vedligeholdes</text:p>
        </text:list-item>
        <text:list-item>
          <text:p text:style-name="P9">Systemet kan fejle</text:p>
        </text:list-item>
        <text:list-item>
          <text:p text:style-name="P9">Sikkerhedsrisici ved fx hacking</text:p>
        </text:list-item>
        <text:list-item>
          <text:p text:style-name="P9">Brugeren skal lære systemet før det kan bruges</text:p>
        </text:list-item>
      </text:list>
      <text:p text:style-name="P3"/>
      <text:p text:style-name="P4"><text:span text:style-name="Standardskrifttype_20_i_20_afsnit"><text:span text:style-name="T2">Overvejelse om decentralisering</text:span></text:span></text:p>
      <text:p text:style-name="P4"><text:span text:style-name="Standardskrifttype_20_i_20_afsnit"><text:span text:style-name="T1">Beslutninger om den overordne</text:span></text:span><text:span text:style-name="Standardskrifttype_20_i_20_afsnit"><text:span text:style-name="T1">de spilleplan centraliseres hos turneringsledelsen, mens beslutninger vedrørende en individuel kamp kan decentraliseres til dommerne. Flytning af kampe vedrører spilleplan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goe UI" svg:font-family="'Segoe UI'" style:font-family-generic="swiss"/>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Opstilling"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eafsnit" style:family="paragraph" style:parent-style-name="Standard">
      <style:paragraph-properties fo:margin="100%" fo:margin-left="1.27cm" fo:margin-right="0cm" fo:margin-top="0cm" fo:margin-bottom="0.212cm" fo:hyphenation-ladder-count="no-limit" fo:text-indent="0cm" style:auto-text-indent="false">
        <style:tab-stops/>
      </style:paragraph-properties>
      <style:text-properties style:font-name-asian="Calibri" style:font-size-complex="11pt" fo:hyphenate="false" fo:hyphenation-remain-char-count="0" fo:hyphenation-push-char-count="0"/>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Symbol"/>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Stine Knarkegaard Andersen</meta:initial-creator>
    <dc:creator>Stine Knarkegaard Andersen</dc:creator>
    <meta:creation-date>2014-11-07T13:17:00Z</meta:creation-date>
    <dc:date>2014-11-11T13:25:50.42</dc:date>
    <meta:editing-cycles>16</meta:editing-cycles>
    <meta:editing-duration>PT1H25M25S</meta:editing-duration>
    <meta:document-statistic meta:table-count="0" meta:image-count="0" meta:object-count="0" meta:page-count="2" meta:paragraph-count="23" meta:word-count="383" meta:character-count="2486"/>
    <meta:template xlink:type="simple" xlink:actuate="onRequest" xlink:title="" xlink:href="Normal.dotm"/>
  </office:meta>
</office:document-meta>
</file>